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50%" fo:text-align="justify" style:justify-single-word="false"/>
    </style:style>
    <style:style style:name="P2" style:family="paragraph" style:parent-style-name="Standard" style:master-page-name="Standard">
      <style:paragraph-properties fo:margin-top="0.1665in" fo:margin-bottom="0.1665in" loext:contextual-spacing="false" fo:line-height="150%" style:page-number="1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50%" fo:text-align="justify" style:justify-single-word="false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.1665in" loext:contextual-spacing="false" fo:line-height="150%" fo:text-align="justify" style:justify-single-word="false" fo:text-indent="-0.25in" style:auto-text-indent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eclaração do escopo </text:span></text:p>
      <text:p text:style-name="P1"><text:span text:style-name="T2">Fundada em sociedade no ano de 2019, a Vitalab foi criada para atender demandas de aparelhos odontológicos e ortodônticos, atualmente conta com mais de 30 clientes dentro e fora do município de Mogi das Cruzes, onde fica localizada. Entre os anos de 2019 e 2020 criou parcerias, no ramo de ortodontia, que terceirizam a confecção</text:span><text:span text:style-name="T3"> </text:span><text:span text:style-name="T2">de próteses dentárias e armações metálicas.</text:span></text:p>
      <text:p text:style-name="P1"><text:span text:style-name="T2">O processo se inicia quando o laboratório recebe uma ordem de serviço contendo o que precisa ser feito juntamente com cópias positivas para trabalharem, ao finalizarem preenchem a ordem de serviço com os valores dos trabalhos realizados e entregam ao motoboy.</text:span></text:p>
      <text:p text:style-name="P1"><text:span text:style-name="T2">Os funcionários fazem o fechamento de todo faturamento em uma planilha no Excel com fotos das ordens de serviços tiradas pelo celular ao longo do mês. O processo é manual, lento e pouco escalável, acarreta atrasos para repassar aos clientes os valores a serem recebidos. Além disso, se algum lançamento ficar de fora da planilha ou se alguma foto ficar perdida, a empresa não recebe pelo serviço executado.</text:span></text:p>
      <text:p text:style-name="P1"><text:span text:style-name="T2">Os ganhos que a empresa terá usando o software que será desenvolvido são:</text:span></text:p>
      <text:list xml:id="list203424244" text:style-name="WWNum1">
        <text:list-item>
          <text:p text:style-name="P3"><text:span text:style-name="T2">o lançamento dos valores dos serviços prestados, para que o fechamento seja feito passivamente;</text:span></text:p>
        </text:list-item>
        <text:list-item>
          <text:p text:style-name="P4"><text:span text:style-name="T2">geração de relatórios á diversos tipos de análises, como o faturamento mensal/anual e a quantidade de próteses feitas em um determinado período, seja total ou por clínicas;</text:span></text:p>
        </text:list-item>
        <text:list-item>
          <text:p text:style-name="P5"><text:span text:style-name="T2">envio em lote dos faturamentos às clínicas.</text:span></text:p>
        </text:list-item>
      </text:list>
      <text:p text:style-name="P1"><text:span text:style-name="T2">Dessa maneira o fluxo para envio do faturamento e a margem de erro em ter serviços não inseridos na planilha do excel é bem menor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262" meta:character-count="1575" meta:non-whitespace-character-count="1324"/>
    <meta:generator>LibreOfficeDev/6.0.5.2$Linux_X86_64 LibreOffice_project/</meta:generator>
  </office:meta>
</office:document-meta>
</file>